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fc7c" officeooo:paragraph-rsid="001bfc7c"/>
    </style:style>
    <style:style style:name="P8" style:family="paragraph" style:parent-style-name="Table_20_Contents">
      <style:text-properties officeooo:rsid="001dc79c" officeooo:paragraph-rsid="001dc79c"/>
    </style:style>
    <style:style style:name="P9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10" style:family="paragraph" style:parent-style-name="Table_20_Contents">
      <style:text-properties fo:font-style="italic" officeooo:rsid="0011cc2b" officeooo:paragraph-rsid="00226b31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>
      <style:text-properties officeooo:rsid="0012f53f" officeooo:paragraph-rsid="001faaa8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fo:font-weight="bold" officeooo:rsid="0015e382" style:font-weight-asian="bold" style:font-weight-complex="bold"/>
    </style:style>
    <style:style style:name="T3" style:family="text">
      <style:text-properties fo:font-weight="bold" officeooo:rsid="001dc79c" style:font-weight-asian="bold" style:font-weight-complex="bold"/>
    </style:style>
    <style:style style:name="T4" style:family="text">
      <style:text-properties fo:font-weight="bold" officeooo:rsid="001faaa8" style:font-weight-asian="bold" style:font-weight-complex="bold"/>
    </style:style>
    <style:style style:name="T5" style:family="text">
      <style:text-properties fo:font-weight="normal" officeooo:rsid="001dc79c" style:font-weight-asian="normal" style:font-weight-complex="normal"/>
    </style:style>
    <style:style style:name="T6" style:family="text">
      <style:text-properties fo:font-weight="normal" officeooo:rsid="001faaa8" style:font-weight-asian="normal" style:font-weight-complex="normal"/>
    </style:style>
    <style:style style:name="T7" style:family="text">
      <style:text-properties fo:font-weight="normal" officeooo:rsid="00226b31" style:font-weight-asian="normal" style:font-weight-complex="normal"/>
    </style:style>
    <style:style style:name="T8" style:family="text">
      <style:text-properties officeooo:rsid="0013cfcb"/>
    </style:style>
    <style:style style:name="T9" style:family="text">
      <style:text-properties officeooo:rsid="000ad213"/>
    </style:style>
    <style:style style:name="T10" style:family="text">
      <style:text-properties officeooo:rsid="0014a617"/>
    </style:style>
    <style:style style:name="T11" style:family="text">
      <style:text-properties officeooo:rsid="0015e382"/>
    </style:style>
    <style:style style:name="T12" style:family="text">
      <style:text-properties officeooo:rsid="00185656"/>
    </style:style>
    <style:style style:name="T13" style:family="text">
      <style:text-properties officeooo:rsid="001a4f08"/>
    </style:style>
    <style:style style:name="T14" style:family="text">
      <style:text-properties officeooo:rsid="001bfc7c"/>
    </style:style>
    <style:style style:name="T15" style:family="text">
      <style:text-properties officeooo:rsid="001dc79c"/>
    </style:style>
    <style:style style:name="T16" style:family="text">
      <style:text-properties officeooo:rsid="001ea17f"/>
    </style:style>
    <style:style style:name="T17" style:family="text">
      <style:text-properties officeooo:rsid="001faaa8"/>
    </style:style>
    <style:style style:name="T18" style:family="text">
      <style:text-properties officeooo:rsid="002166dd"/>
    </style:style>
    <style:style style:name="T19" style:family="text">
      <style:text-properties officeooo:rsid="00226b31"/>
    </style:style>
    <style:style style:name="T20" style:family="text">
      <style:text-properties officeooo:rsid="0023ddc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0">Inserimento </text:span><text:span text:style-name="T14">Programma </text:span><text:span text:style-name="T15">Educativo </text:span><text:span text:style-name="T14">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L'utente accede al sistema e viene riconosciuto come <text:span text:style-name="T14">PsicoPedagogo</text:span></text:p>
            <text:p text:style-name="P10"><text:span text:style-name="T19">L'utente accede al programma educativo </text:span><text:span text:style-name="T6"><text:s/>(</text:span><text:span text:style-name="T4">include Visualizza Programma Educativo Settimanale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26507" text:style-name="Numerazione_20_UC">
              <text:list-item>
                <text:p text:style-name="P14"><text:span text:style-name="T15">L'utente</text:span><text:span text:style-name="T4"> </text:span><text:span text:style-name="T7">seleziona</text:span><text:span text:style-name="T6">l'attività da modificare</text:span></text:p>
              </text:list-item>
              <text:list-item>
                <text:p text:style-name="P18">Il sistema mostra il form per la modifica dell'attività</text:p>
              </text:list-item>
              <text:list-item>
                <text:p text:style-name="P15"><text:span text:style-name="T6">L'utente modifica l'attività selezionata(</text:span><text:span text:style-name="T4">include Psicopedagogo modifica Attività</text:span><text:span text:style-name="T6">)</text:span></text:p>
              </text:list-item>
              <text:list-item>
                <text:p text:style-name="P16">L'utente <text:span text:style-name="T15">sottomette il programma educativo settimanale </text:span><text:span text:style-name="T17">modificato</text:span></text:p>
              </text:list-item>
              <text:list-item>
                <text:p text:style-name="P19">Il sistema memorizza <text:span text:style-name="T15">il programma educativo settimanale </text:span><text:span text:style-name="T17">appena modificato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8">mostra un messaggio di successo </text:span><text:span text:style-name="T15">dell'operazione </text:span><text:span text:style-name="T8">e </text:span><text:span text:style-name="T1"><text:s/></text:span><text:span text:style-name="T11">mostra all’uten</text:span><text:span text:style-name="T13">te </text:span><text:span text:style-name="T15">il programma educativo appena </text:span><text:span text:style-name="T18">modificato</text:span><text:span text:style-name="T11"> (</text:span><text:span text:style-name="T2">includ</text:span><text:span text:style-name="T3">e Visualizza Programma Educativo Settimanale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523831" text:style-name="L1">
              <text:list-item>
                <text:p text:style-name="P13">Nel caso di un errore utente, il sistema mostra all’utente un messaggio di errore che <text:span text:style-name="T9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a memorizzazione d<text:span text:style-name="T18">elle modifiche nel programma educativo</text:span> non richiederà piu' di 4 secondi</text:p>
          </table:table-cell>
        </table:table-row>
      </table:table>
      <text:p text:style-name="P12"/>
      <text:p text:style-name="P6"><text:span text:style-name="T12">UC_H_</text:span><text:span text:style-name="T20">5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6M56S</meta:editing-duration>
    <meta:editing-cycles>26</meta:editing-cycles>
    <meta:generator>LibreOffice/3.6$Windows_x86 LibreOffice_project/da8c1e6-fd468f4-454e206-f42a4a9-143cfd</meta:generator>
    <dc:date>2012-11-07T20:38:27.73</dc:date>
    <meta:document-statistic meta:table-count="1" meta:image-count="0" meta:object-count="0" meta:page-count="1" meta:paragraph-count="22" meta:word-count="139" meta:character-count="1056" meta:non-whitespace-character-count="941"/>
  </office:meta>
</office:document-meta>
</file>